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2pt" fo:font-weight="normal" style:font-name-asian="Courier" style:font-size-asian="12pt" style:font-weight-asian="normal" style:font-name-complex="Courier" style:font-size-complex="12pt" style:font-weight-complex="normal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2pt" fo:font-weight="normal" officeooo:rsid="0011e567" officeooo:paragraph-rsid="0011e567" style:font-name-asian="Courier" style:font-size-asian="12pt" style:font-weight-asian="normal" style:font-name-complex="Courier" style:font-size-complex="12pt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weight="normal" officeooo:paragraph-rsid="0011e567" style:font-weight-asian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weight="normal" officeooo:rsid="0011e567" officeooo:paragraph-rsid="0011e567" style:font-weight-asian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weight="normal" officeooo:rsid="001979ab" officeooo:paragraph-rsid="001979ab" style:font-weight-asian="normal" style:font-weight-complex="normal"/>
    </style:style>
    <style:style style:name="P9" style:family="paragraph" style:parent-style-name="Standard" style:master-page-name="PM2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2pt" fo:font-weight="normal" officeooo:rsid="001979ab" officeooo:paragraph-rsid="001979ab" style:font-name-asian="Courier" style:font-size-asian="12pt" style:font-weight-asian="normal" style:font-name-complex="Courier" style:font-size-complex="12pt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2pt" fo:font-weight="normal" officeooo:rsid="0011e567" officeooo:paragraph-rsid="001d360e" style:font-name-asian="Courier" style:font-size-asian="12pt" style:font-weight-asian="normal" style:font-name-complex="Courier" style:font-size-complex="12pt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2pt" fo:font-weight="normal" officeooo:rsid="0011e567" officeooo:paragraph-rsid="001d511c" style:font-name-asian="Courier" style:font-size-asian="12pt" style:font-weight-asian="normal" style:font-name-complex="Courier" style:font-size-complex="12pt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2pt" fo:font-weight="normal" officeooo:rsid="001e5849" officeooo:paragraph-rsid="001e5849" style:font-name-asian="Courier" style:font-size-asian="12pt" style:font-weight-asian="normal" style:font-name-complex="Courier" style:font-size-complex="12pt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weight="normal" officeooo:rsid="0011e567" officeooo:paragraph-rsid="001d360e" style:font-weight-asian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weight="normal" style:font-weight-asian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P17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 fo:background-color="transparent"/>
    </style:style>
    <style:style style:name="T1" style:family="text"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T2" style:family="text">
      <style:text-properties fo:color="#000000" loext:opacity="100%" style:font-name="Courier" fo:font-size="12pt" officeooo:rsid="00158388" style:font-name-asian="Courier" style:font-size-asian="12pt" style:font-name-complex="Courier" style:font-size-complex="12pt"/>
    </style:style>
    <style:style style:name="T3" style:family="text">
      <style:text-properties fo:color="#000000" loext:opacity="100%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T4" style:family="text">
      <style:text-properties officeooo:rsid="001d360e"/>
    </style:style>
    <style:style style:name="T5" style:family="text">
      <style:text-properties officeooo:rsid="001d511c"/>
    </style:style>
    <style:style style:name="T6" style:family="text">
      <style:text-properties officeooo:rsid="001e58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1. </text:p>
      <text:p text:style-name="P2">Job Description: https://job-boards.greenhouse.io/tailscale/jobs/4443896005</text:p>
      <text:p text:style-name="P1"><text:span text:style-name="T1"/></text:p>
      <text:p text:style-name="P2">Role: Platform Engineer (Software Engineer)</text:p>
      <text:p text:style-name="P2">Location: Remote (United States)</text:p>
      <text:p text:style-name="P2">Company: Tailscale</text:p>
      <text:p text:style-name="P1"><text:span text:style-name="T1"/></text:p>
      <text:p text:style-name="P2">Job Description</text:p>
      <text:p text:style-name="P1"><text:span text:style-name="T1"/></text:p>
      <text:p text:style-name="P2">We’re an early-stage and fully remote company, well succeed with these sorts of goals:</text:p>
      <text:p text:style-name="P1"><text:span text:style-name="T1"/></text:p>
      <text:p text:style-name="P2"><text:s text:c="3"/>Work as part of a team of engineers to design and build core backend software components</text:p>
      <text:p text:style-name="P2"><text:s text:c="3"/>Analyze and improve efficiency, scalability, and stability of various system resources</text:p>
      <text:p text:style-name="P2"><text:s text:c="3"/>Set direction and goals for the team regarding project impact, product quality and engineering efficiency</text:p>
      <text:p text:style-name="P2"><text:s text:c="3"/>Develop features that support a broad range of sign-on options, such as SSO, OAuth2, SAML, and WebAuthn</text:p>
      <text:p text:style-name="P2"><text:s text:c="3"/>Develop and maintain features to synchronize users and groups from IdPs</text:p>
      <text:p text:style-name="P1"><text:span text:style-name="T1"/></text:p>
      <text:p text:style-name="P2">Requirements:</text:p>
      <text:p text:style-name="P1"><text:span text:style-name="T1"/></text:p>
      <text:p text:style-name="P2"><text:s text:c="3"/>Experience with distributed systems</text:p>
      <text:p text:style-name="P2"><text:s text:c="3"/>Experience with one or more SQL databases</text:p>
      <text:p text:style-name="P2"><text:s text:c="3"/>Familiarity with authentication/authorization protocols and frameworks such as OAuth2, OIDC, SSO, SAML, and vendors such as Okta/Auth0</text:p>
      <text:p text:style-name="P2"><text:s text:c="3"/>Familiarity with networks (IP addressing, routing, etc.)</text:p>
      <text:p text:style-name="P2"><text:s text:c="3"/>Ability to give and process constructive feedback, as well as work independently</text:p>
      <text:p text:style-name="P2"><text:s text:c="3"/>Flexibility to adjust to the dynamic nature of a startup</text:p>
      <text:p text:style-name="P2"><text:s text:c="3"/>Ability to join an on call rotation, after becoming familiar with the platform</text:p>
      <text:p text:style-name="P2"><text:s text:c="3"/>Most of the non-front-end portions of the system are developed in the Go programming language. Experience with Go is a plus.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oft-page-break/>2.</text:p>
      <text:p text:style-name="P3">Cover Letter</text:p>
      <text:p text:style-name="P3">● Show you understand the organization’s needs and priorities</text:p>
      <text:p text:style-name="P3">● Persuasively demonstrate how your qualifications meet those needs</text:p>
      <text:p text:style-name="P3">● Use style and voice to introduce yourself as a skilled communicator and viable colleague</text:p>
      <text:p text:style-name="P3">● “Unpack” the resume through memorable examples and organization-specific appeals</text:p>
      <text:p text:style-name="P5"><text:span text:style-name="T1"/></text:p>
      <text:p text:style-name="P5"><text:span text:style-name="T1"/></text:p>
      <text:p text:style-name="P4"><text:span text:style-name="T4">Dear [hiring manager]</text:span>,</text:p>
      <text:p text:style-name="P7"><text:span text:style-name="T1"/></text:p>
      <text:p text:style-name="P11">My name is Casey Burhoe and I am <text:span text:style-name="T4">very excited about the technology that Tailscale is developing</text:span>. <text:span text:style-name="T4">The principle of secure-by-design is important to critical programs and infrastructure, especially in the domain of networking where leaving security as the responsibility of an end user could have dire consequences. </text:span><text:span text:style-name="T5">I believe I would bring a valuable perspective to Tailscale through a combination of college coursework on computer security and privacy, my experience using security products in a business enterprise environment, and my familiarity with Tailscale’s products as an end user. </text:span></text:p>
      <text:p text:style-name="P11"/>
      <text:p text:style-name="P12"><text:span text:style-name="T4">I also appreciate the values of open-source software and believe that it helps to uphold a relationship of trust between the developers and the end users of a </text:span><text:span text:style-name="T5">technology. </text:span></text:p>
      <text:p text:style-name="P12"/>
      <text:p text:style-name="P13">Sincerely,</text:p>
      <text:p text:style-name="P13">Casey Burhoe</text:p>
      <text:p text:style-name="P14"><text:span text:style-name="T2"/></text:p>
      <text:p text:style-name="P6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3"><text:soft-page-break/>3.</text:p>
      <text:p text:style-name="P3">Resume</text:p>
      <text:p text:style-name="P3">A one-page resume that presents your most relevant professional experiences, academic pursuits,</text:p>
      <text:p text:style-name="P3">skills, and other accomplishments. To highlight the fit between you and the position, be strategic</text:p>
      <text:p text:style-name="P3">about the document’s content and organization. Use key terms, quantifiable results, active verbs,</text:p>
      <text:p text:style-name="P3">and clear descriptions. Your resume must include a strong, concise “Objective” statement. If you</text:p>
      <text:p text:style-name="P3">consult a resume template, you must significantly adapt the design for this project and include a</text:p>
      <text:p text:style-name="P3">copy of the original template with your final submission.</text:p>
      <text:p text:style-name="P5"><text:span text:style-name="T1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7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8"><text:soft-page-break/><text:span text:style-name="T1">4.</text:span></text:p>
      <text:p text:style-name="P10">Reflection memo (&lt; 500 words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d6e8b0f3fc6e8af2b00cf4969fd0d2fa45b9a62e</meta:generator>
    <dc:date>2024-09-04T21:36:00.874780733</dc:date>
    <meta:editing-duration>PT24M10S</meta:editing-duration>
    <meta:editing-cycles>7</meta:editing-cycles>
    <meta:document-statistic meta:table-count="0" meta:image-count="0" meta:object-count="0" meta:page-count="4" meta:paragraph-count="42" meta:word-count="450" meta:character-count="3078" meta:non-whitespace-character-count="2628"/>
  </office:meta>
</office:document-meta>
</file>